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363" officeooo:paragraph-rsid="00127363"/>
    </style:style>
    <style:style style:name="P2" style:family="paragraph" style:parent-style-name="Standard">
      <style:text-properties officeooo:rsid="0015e02c" officeooo:paragraph-rsid="0015e02c"/>
    </style:style>
    <style:style style:name="P3" style:family="paragraph" style:parent-style-name="Standard">
      <style:text-properties officeooo:rsid="00178ab2" officeooo:paragraph-rsid="00178ab2"/>
    </style:style>
    <style:style style:name="P4" style:family="paragraph" style:parent-style-name="Standard">
      <style:text-properties officeooo:rsid="001f0a24" officeooo:paragraph-rsid="001f0a24"/>
    </style:style>
    <style:style style:name="P5" style:family="paragraph" style:parent-style-name="Standard">
      <style:text-properties officeooo:rsid="001f74af" officeooo:paragraph-rsid="001f74af"/>
    </style:style>
    <style:style style:name="P6" style:family="paragraph" style:parent-style-name="Standard">
      <style:text-properties officeooo:rsid="0020462f" officeooo:paragraph-rsid="0020462f"/>
    </style:style>
    <style:style style:name="P7" style:family="paragraph" style:parent-style-name="Standard">
      <style:text-properties officeooo:rsid="002256a5" officeooo:paragraph-rsid="002256a5"/>
    </style:style>
    <style:style style:name="T1" style:family="text">
      <style:text-properties officeooo:rsid="0017e6c9"/>
    </style:style>
    <style:style style:name="T2" style:family="text">
      <style:text-properties officeooo:rsid="001908c0"/>
    </style:style>
    <style:style style:name="T3" style:family="text">
      <style:text-properties officeooo:rsid="001a3957"/>
    </style:style>
    <style:style style:name="T4" style:family="text">
      <style:text-properties officeooo:rsid="001c6fae"/>
    </style:style>
    <style:style style:name="T5" style:family="text">
      <style:text-properties officeooo:rsid="001d1ff4"/>
    </style:style>
    <style:style style:name="T6" style:family="text">
      <style:text-properties officeooo:rsid="00232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learning note</text:p>
      <text:p text:style-name="P1">Khi phân cụm K means làm việc không hiệu quả do 2 cụm bị đè lên nhau có thể sử dụng phân cụm spectral</text:p>
      <text:p text:style-name="P1">Cách thay một điểm dữ liệu bằng tâm cụm tương ứng là một trong số các kỹ</text:p>
      <text:p text:style-name="P1">thuật có tên chung là vector quantization – VQ</text:p>
      <text:p text:style-name="P1"/>
      <text:p text:style-name="P2">Cơ sở dữ liệu Ling-Spam dataset</text:p>
      <text:p text:style-name="P3">Kỹ thuật sử dụng để giảm tốc độ học trong gradient descent - learning rate decay</text:p>
      <text:p text:style-name="P3">Nesterov accelerated gradient <text:span text:style-name="T1">giúp giảm tốc độ hội tụ cho gradient descent with momentum</text:span></text:p>
      <text:p text:style-name="P3">stochastic gradient descent (SGD) được <text:span text:style-name="T2">sử dụng khi cần tính toán nhanh, cho các hệ thống online learning, </text:span><text:span text:style-name="T3">thuật toán này có thể gây ra sai số nhưng mang lại lợi ích về mặt tính toán. </text:span><text:span text:style-name="T4">Mỗi lượt duyệt qua hết N điểm dữ liệu gọi là 1 epoch, batch GD thì 1 epoch tương đương với t lần cập nhật theta, SGD thì 1 epoch tương đương với N lần cập nhất theta, SGD có thể hội tự chỉ sau vài epoch</text:span></text:p>
      <text:p text:style-name="P3">perceptron learning algorithm <text:span text:style-name="T5">(PLA) là thuật toán đi tìm siêu phẳng trong bài toán phân loại nhị phân nếu ranh giới đó tồn tại (linearly seperable)</text:span></text:p>
      <text:p text:style-name="P4">Khắc phục nhược điểm cho tập dữ liệu gần tuyến tính của thuật toán PLA là thuật toán bỏ túi (pocket algorithm)</text:p>
      <text:p text:style-name="P5">solver = ‘lbfgs’ là phương pháp tối ưu rất mạnh dùng trong gradient descent</text:p>
      <text:p text:style-name="P6">Hàm ReLU đang được sử dụng nhiều trong mạng neuron, có các biến thể như leaky rectified linear unit, parametric rectified linear unit, randomized leaky rectified linear units</text:p>
      <text:p text:style-name="P7">||X||^2_F = trace(X * X.T)</text:p>
      <text:p text:style-name="P7"/>
      <text:p text:style-name="P7">Khi ma trận A lớn, việc tính toán SVD tốn nhiều thời gian. Cách tính SVD</text:p>
      <text:p text:style-name="P7">cắt ngọn với k như được trình bày trở nên không khả thi. Có một phương</text:p>
      <text:p text:style-name="P7">pháp lặp giúp tính các trị riêng và vector riêng của một ma trận lớn một cách</text:p>
      <text:p text:style-name="P7">hiệu quả. Trong phương pháp này, ta chỉ cần tìm k trị riêng lớn nhất của <text:span text:style-name="T6">A * A.T và các vector riêng tương ứng. có thể tìm thấy tại Power method for approximating </text:span>eigenvalu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9T17:17:03.193801513</meta:creation-date>
    <dc:date>2022-04-17T15:46:10.328506558</dc:date>
    <meta:editing-duration>PT4H36M36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50" meta:character-count="1749" meta:non-whitespace-character-count="1415"/>
  </office:meta>
</office:document-meta>
</file>